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7.203cm" table:align="left"/>
    </style:style>
    <style:style style:name="Tableau2.A" style:family="table-column">
      <style:table-column-properties style:column-width="27.203cm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27.203cm" table:align="left"/>
    </style:style>
    <style:style style:name="Tableau3.A" style:family="table-column">
      <style:table-column-properties style:column-width="27.203cm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 officeooo:rsid="002761cc" officeooo:paragraph-rsid="002b0adb"/>
    </style:style>
    <style:style style:name="P2" style:family="paragraph" style:parent-style-name="Text_20_body">
      <style:text-properties fo:language="en" fo:country="US" officeooo:rsid="002b0adb" officeooo:paragraph-rsid="002b0adb"/>
    </style:style>
    <style:style style:name="P3" style:family="paragraph" style:parent-style-name="Text_20_body">
      <style:text-properties fo:language="en" fo:country="US" officeooo:rsid="001de546" officeooo:paragraph-rsid="002761cc"/>
    </style:style>
    <style:style style:name="P4" style:family="paragraph" style:parent-style-name="Standard">
      <style:text-properties officeooo:paragraph-rsid="002b0adb"/>
    </style:style>
    <style:style style:name="P5" style:family="paragraph" style:parent-style-name="Standard">
      <style:text-properties officeooo:paragraph-rsid="002b0adb" fo:background-color="#ffff66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able_20_Contents">
      <style:text-properties style:use-window-font-color="true" loext:opacity="0%" style:font-name="Courier New" fo:font-size="8pt" officeooo:paragraph-rsid="002b0adb" style:font-size-asian="8pt" style:font-size-complex="8pt"/>
    </style:style>
    <style:style style:name="T1" style:family="text">
      <style:text-properties officeooo:rsid="002b0adb"/>
    </style:style>
    <style:style style:name="T2" style:family="text">
      <style:text-properties officeooo:rsid="002a3d43"/>
    </style:style>
    <style:style style:name="T3" style:family="text">
      <style:text-properties style:use-window-font-color="true" loext:opacity="0%"/>
    </style:style>
    <style:style style:name="T4" style:family="text">
      <style:text-properties officeooo:rsid="001fd775"/>
    </style:style>
    <style:style style:name="T5" style:family="text">
      <style:text-properties fo:background-color="#b2b2b2" loext:char-shading-value="0"/>
    </style:style>
    <style:style style:name="T6" style:family="text">
      <style:text-properties officeooo:rsid="002b0adb" fo:background-color="transparent" loext:char-shading-value="0"/>
    </style:style>
    <style:style style:name="T7" style:family="text">
      <style:text-properties officeooo:rsid="002b0adb" fo:background-color="#cccc99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cc00" loext:char-shading-value="0"/>
    </style:style>
    <style:style style:name="T10" style:family="text">
      <style:text-properties fo:background-color="#ff9999" loext:char-shading-value="0"/>
    </style:style>
    <style:style style:name="T11" style:family="text">
      <style:text-properties fo:background-color="#ff99ff" loext:char-shading-value="0"/>
    </style:style>
    <style:style style:name="T12" style:family="text">
      <style:text-properties officeooo:rsid="001dca99" fo:background-color="#ff99ff" loext:char-shading-value="0"/>
    </style:style>
    <style:style style:name="T13" style:family="text">
      <style:text-properties fo:background-color="#9999ff" loext:char-shading-value="0"/>
    </style:style>
    <style:style style:name="T14" style:family="text">
      <style:text-properties officeooo:rsid="002b0adb" fo:background-color="#cc9966" loext:char-shading-value="0"/>
    </style:style>
    <style:style style:name="T15" style:family="text">
      <style:text-properties officeooo:rsid="002b0adb" fo:background-color="#cc9999" loext:char-shading-value="0"/>
    </style:style>
    <style:style style:name="T16" style:family="text">
      <style:text-properties fo:background-color="#99ffff" loext:char-shading-value="0"/>
    </style:style>
    <style:style style:name="T17" style:family="text">
      <style:text-properties fo:background-color="#66ff99" loext:char-shading-value="0"/>
    </style:style>
    <style:style style:name="T18" style:family="text">
      <style:text-properties fo:background-color="#ccff66" loext:char-shading-value="0"/>
    </style:style>
    <style:style style:name="T19" style:family="text">
      <style:text-properties officeooo:rsid="002b0adb" fo:background-color="#cc99cc" loext:char-shading-value="0"/>
    </style:style>
    <style:style style:name="T20" style:family="text">
      <style:text-properties officeooo:rsid="002b0adb" fo:background-color="#9999cc" loext:char-shading-value="0"/>
    </style:style>
    <style:style style:name="T21" style:family="text">
      <style:text-properties fo:background-color="#99cccc" loext:char-shading-value="0"/>
    </style:style>
    <style:style style:name="T22" style:family="text">
      <style:text-properties officeooo:rsid="002b0adb" fo:background-color="#99cccc" loext:char-shading-value="0"/>
    </style:style>
    <style:style style:name="T23" style:family="text">
      <style:text-properties fo:color="#ffffff" loext:opacity="100%"/>
    </style:style>
    <style:style style:name="T24" style:family="text">
      <style:text-properties fo:color="#ffffff" loext:opacity="100%" fo:background-color="transparent" loext:char-shading-value="0"/>
    </style:style>
    <style:style style:name="T25" style:family="text">
      <style:text-properties officeooo:rsid="0009196f" fo:background-color="#cccc99" loext:char-shading-value="0"/>
    </style:style>
    <style:style style:name="T26" style:family="text">
      <style:text-properties fo:background-color="#cccc99" loext:char-shading-value="0"/>
    </style:style>
    <style:style style:name="T27" style:family="text">
      <style:text-properties officeooo:rsid="0009196f" fo:background-color="#ffff66" loext:char-shading-value="0"/>
    </style:style>
    <style:style style:name="T28" style:family="text">
      <style:text-properties officeooo:rsid="001f331d" fo:background-color="#ffff66" loext:char-shading-value="0"/>
    </style:style>
    <style:style style:name="T29" style:family="text">
      <style:text-properties fo:background-color="#ffff66" loext:char-shading-value="0"/>
    </style:style>
    <style:style style:name="T30" style:family="text">
      <style:text-properties officeooo:rsid="001ceb6c" fo:background-color="#ffff66" loext:char-shading-value="0"/>
    </style:style>
    <style:style style:name="T31" style:family="text">
      <style:text-properties officeooo:rsid="000a8e25" fo:background-color="#ffcc00" loext:char-shading-value="0"/>
    </style:style>
    <style:style style:name="T32" style:family="text">
      <style:text-properties officeooo:rsid="001dca99" fo:background-color="#ffcc00" loext:char-shading-value="0"/>
    </style:style>
    <style:style style:name="T33" style:family="text">
      <style:text-properties officeooo:rsid="001ceb6c" fo:background-color="#ffcc00" loext:char-shading-value="0"/>
    </style:style>
    <style:style style:name="T34" style:family="text">
      <style:text-properties officeooo:rsid="001ceb6c" fo:background-color="#ff9999" loext:char-shading-value="0"/>
    </style:style>
    <style:style style:name="T35" style:family="text">
      <style:text-properties officeooo:rsid="001dca99" fo:background-color="#ff9999" loext:char-shading-value="0"/>
    </style:style>
    <style:style style:name="T36" style:family="text">
      <style:text-properties officeooo:rsid="001ceb6c" fo:background-color="#ff99ff" loext:char-shading-value="0"/>
    </style:style>
    <style:style style:name="T37" style:family="text">
      <style:text-properties officeooo:rsid="001c2520" fo:background-color="#ff99ff" loext:char-shading-value="0"/>
    </style:style>
    <style:style style:name="T38" style:family="text">
      <style:text-properties officeooo:rsid="000bbd59" fo:background-color="#9999ff" loext:char-shading-value="0"/>
    </style:style>
    <style:style style:name="T39" style:family="text">
      <style:text-properties officeooo:rsid="000bbd59" fo:background-color="#ff99ff" loext:char-shading-value="0"/>
    </style:style>
    <style:style style:name="T40" style:family="text">
      <style:text-properties officeooo:rsid="000ec917" fo:background-color="#cc9966" loext:char-shading-value="0"/>
    </style:style>
    <style:style style:name="T41" style:family="text">
      <style:text-properties fo:background-color="#cc9966" loext:char-shading-value="0"/>
    </style:style>
    <style:style style:name="T42" style:family="text">
      <style:text-properties officeooo:rsid="0014a5b7" fo:background-color="#cc9966" loext:char-shading-value="0"/>
    </style:style>
    <style:style style:name="T43" style:family="text">
      <style:text-properties officeooo:rsid="00138f93" fo:background-color="#cc9966" loext:char-shading-value="0"/>
    </style:style>
    <style:style style:name="T44" style:family="text">
      <style:text-properties fo:color="#ffffff" loext:opacity="100%" officeooo:rsid="0011d07c" fo:background-color="transparent" loext:char-shading-value="0"/>
    </style:style>
    <style:style style:name="T45" style:family="text">
      <style:text-properties officeooo:rsid="0011d07c" fo:background-color="transparent" loext:char-shading-value="0"/>
    </style:style>
    <style:style style:name="T46" style:family="text">
      <style:text-properties officeooo:rsid="000ec917" fo:background-color="#ffcc00" loext:char-shading-value="0"/>
    </style:style>
    <style:style style:name="T47" style:family="text">
      <style:text-properties officeooo:rsid="0011d07c" fo:background-color="#ffcc00" loext:char-shading-value="0"/>
    </style:style>
    <style:style style:name="T48" style:family="text">
      <style:text-properties officeooo:rsid="00136682" fo:background-color="#ffcc00" loext:char-shading-value="0"/>
    </style:style>
    <style:style style:name="T49" style:family="text">
      <style:text-properties officeooo:rsid="0014a5b7" fo:background-color="#ffcc00" loext:char-shading-value="0"/>
    </style:style>
    <style:style style:name="T50" style:family="text">
      <style:text-properties officeooo:rsid="000ec917" fo:background-color="#ff9999" loext:char-shading-value="0"/>
    </style:style>
    <style:style style:name="T51" style:family="text">
      <style:text-properties officeooo:rsid="000ec917" fo:background-color="#ff99ff" loext:char-shading-value="0"/>
    </style:style>
    <style:style style:name="T52" style:family="text">
      <style:text-properties officeooo:rsid="000ec917" fo:background-color="#9999ff" loext:char-shading-value="0"/>
    </style:style>
    <style:style style:name="T53" style:family="text">
      <style:text-properties officeooo:rsid="001c2520" fo:background-color="#9999ff" loext:char-shading-value="0"/>
    </style:style>
    <style:style style:name="T54" style:family="text">
      <style:text-properties officeooo:rsid="001073e0" fo:background-color="#ff9999" loext:char-shading-value="0"/>
    </style:style>
    <style:style style:name="T55" style:family="text">
      <style:text-properties fo:background-color="#cc9999" loext:char-shading-value="0"/>
    </style:style>
    <style:style style:name="T56" style:family="text">
      <style:text-properties officeooo:rsid="0016476d" fo:background-color="#cc9999" loext:char-shading-value="0"/>
    </style:style>
    <style:style style:name="T57" style:family="text">
      <style:text-properties officeooo:rsid="0016602a" fo:background-color="#ffcc00" loext:char-shading-value="0"/>
    </style:style>
    <style:style style:name="T58" style:family="text">
      <style:text-properties officeooo:rsid="00175bc8" fo:background-color="#ff9999" loext:char-shading-value="0"/>
    </style:style>
    <style:style style:name="T59" style:family="text">
      <style:text-properties officeooo:rsid="00175bc8" fo:background-color="#ff99ff" loext:char-shading-value="0"/>
    </style:style>
    <style:style style:name="T60" style:family="text">
      <style:text-properties officeooo:rsid="00175bc8" fo:background-color="#9999ff" loext:char-shading-value="0"/>
    </style:style>
    <style:style style:name="T61" style:family="text">
      <style:text-properties officeooo:rsid="0018c5c9" fo:background-color="#9999ff" loext:char-shading-value="0"/>
    </style:style>
    <style:style style:name="T62" style:family="text">
      <style:text-properties officeooo:rsid="00175bc8" fo:background-color="#99ffff" loext:char-shading-value="0"/>
    </style:style>
    <style:style style:name="T63" style:family="text">
      <style:text-properties officeooo:rsid="00175bc8" fo:background-color="#66ff99" loext:char-shading-value="0"/>
    </style:style>
    <style:style style:name="T64" style:family="text">
      <style:text-properties fo:color="#ffffff" loext:opacity="100%" officeooo:rsid="00175bc8" fo:background-color="transparent" loext:char-shading-value="0"/>
    </style:style>
    <style:style style:name="T65" style:family="text">
      <style:text-properties officeooo:rsid="00175bc8" fo:background-color="#ccff66" loext:char-shading-value="0"/>
    </style:style>
    <style:style style:name="T66" style:family="text">
      <style:text-properties fo:background-color="#cc99cc" loext:char-shading-value="0"/>
    </style:style>
    <style:style style:name="T67" style:family="text">
      <style:text-properties officeooo:rsid="0018c5c9" fo:background-color="#cc99cc" loext:char-shading-value="0"/>
    </style:style>
    <style:style style:name="T68" style:family="text">
      <style:text-properties officeooo:rsid="0018c5c9" fo:background-color="#ffcc00" loext:char-shading-value="0"/>
    </style:style>
    <style:style style:name="T69" style:family="text">
      <style:text-properties officeooo:rsid="001c2520" fo:background-color="#ff9999" loext:char-shading-value="0"/>
    </style:style>
    <style:style style:name="T70" style:family="text">
      <style:text-properties officeooo:rsid="00205db0" fo:background-color="#ff9999" loext:char-shading-value="0"/>
    </style:style>
    <style:style style:name="T71" style:family="text">
      <style:text-properties officeooo:rsid="001dca99" fo:background-color="#9999ff" loext:char-shading-value="0"/>
    </style:style>
    <style:style style:name="T72" style:family="text">
      <style:text-properties fo:background-color="#9999cc" loext:char-shading-value="0"/>
    </style:style>
    <style:style style:name="T73" style:family="text">
      <style:text-properties officeooo:rsid="001b53bc" fo:background-color="#9999cc" loext:char-shading-value="0"/>
    </style:style>
    <style:style style:name="T74" style:family="text">
      <style:text-properties officeooo:rsid="001dca99" fo:background-color="#99cccc" loext:char-shading-value="0"/>
    </style:style>
    <style:style style:name="T75" style:family="text">
      <style:text-properties fo:background-color="#99cccc" loext:char-shading-value="0"/>
    </style:style>
    <style:style style:name="T76" style:family="text">
      <style:text-properties officeooo:rsid="001e5d13" fo:background-color="#99ccc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two boxes are the tilemaps of the <text:span text:style-name="T1">top of the</text:span> <text:span text:style-name="T2">Unit Menu.</text:span></text:p>
      <text:p text:style-name="P1"><text:span text:style-name="T1">They contain the blueish headers up top, the page numbers, and the name of all the columns.</text:span></text:p>
      <text:p text:style-name="P2">The first box is the page 1 on its own.</text:p>
      <text:p text:style-name="P2">The second box is pages 2, 3, 4, 5, 6 stacked on top of each other.</text:p>
      <text:p text:style-name="P3"><text:span text:style-name="T3">CE00</text:span> is an empty tile (in white font for an easy view<text:span text:style-name="T4">)</text:span>.</text:p>
      <text:p text:style-name="P3"/>
      <text:p text:style-name="P4"><text:span text:style-name="T5">Page numbers</text:span></text:p>
      <text:p text:style-name="P4"><text:span text:style-name="T5"/></text:p>
      <text:p text:style-name="P5"><text:span text:style-name="T6">1<text:tab/></text:span><text:span text:style-name="T7">Character</text:span><text:span text:style-name="T6"><text:tab/><text:tab/></text:span>Name<text:span text:style-name="T8"><text:tab/></text:span><text:span text:style-name="T9">Class</text:span><text:span text:style-name="T8"><text:tab/></text:span><text:span text:style-name="T10">Lv</text:span><text:span text:style-name="T8"><text:tab/></text:span><text:span text:style-name="T11">Ex</text:span><text:span text:style-name="T12">p</text:span><text:span text:style-name="T8"><text:tab/></text:span><text:span text:style-name="T13">HP/MHP</text:span></text:p>
      <text:p text:style-name="P5"><text:span text:style-name="T6">2<text:tab/></text:span><text:span text:style-name="T14">Equipment</text:span><text:span text:style-name="T6"><text:tab/><text:tab/></text:span>Name<text:span text:style-name="T8"><text:tab/></text:span><text:span text:style-name="T9">Equip</text:span><text:span text:style-name="T8"><text:tab/></text:span><text:span text:style-name="T10">Atk</text:span><text:span text:style-name="T8"><text:tab/></text:span><text:span text:style-name="T11">Hit</text:span><text:span text:style-name="T8"><text:tab/></text:span><text:span text:style-name="T13">Avoid</text:span></text:p>
      <text:p text:style-name="P5"><text:span text:style-name="T6">3<text:tab/></text:span><text:span text:style-name="T15">Fighting Skill</text:span><text:span text:style-name="T6"><text:tab/><text:tab/></text:span>Name<text:span text:style-name="T8"><text:tab/></text:span><text:span text:style-name="T9">Str</text:span><text:span text:style-name="T8"><text:tab/></text:span><text:span text:style-name="T10">Mag</text:span><text:span text:style-name="T8"><text:tab/></text:span><text:span text:style-name="T11">Skl</text:span><text:span text:style-name="T8"><text:tab/></text:span><text:span text:style-name="T13">Spd</text:span><text:span text:style-name="T8"><text:tab/></text:span><text:span text:style-name="T16">Lck</text:span><text:span text:style-name="T8"><text:tab/></text:span><text:span text:style-name="T17">Def</text:span><text:span text:style-name="T8"><text:tab/></text:span><text:span text:style-name="T18">Res</text:span></text:p>
      <text:p text:style-name="P5"><text:span text:style-name="T6">4<text:tab/></text:span><text:span text:style-name="T19">Personal Data</text:span><text:span text:style-name="T6"><text:tab/><text:tab/></text:span>Name<text:span text:style-name="T8"><text:tab/></text:span><text:span text:style-name="T9">Move</text:span><text:span text:style-name="T8"><text:tab/></text:span><text:span text:style-name="T10">Funds</text:span><text:span text:style-name="T8"><text:tab/></text:span><text:span text:style-name="T11">Arena</text:span><text:span text:style-name="T8"><text:tab/><text:tab/></text:span><text:span text:style-name="T13">Talk</text:span></text:p>
      <text:p text:style-name="P5"><text:span text:style-name="T6">5<text:tab/></text:span><text:span text:style-name="T20">Weapon Level</text:span><text:span text:style-name="T6"><text:tab/><text:tab/></text:span>Name<text:span text:style-name="T8"><text:tab/><text:tab/><text:tab/></text:span><text:span text:style-name="T21">~~ICONS~~</text:span></text:p>
      <text:p text:style-name="P5"><text:span text:style-name="T6">6<text:tab/></text:span><text:span text:style-name="T22">Skills<text:tab/></text:span><text:span text:style-name="T6"><text:tab/><text:tab/></text:span>Name<text:span text:style-name="T8"><text:tab/></text:span><text:span text:style-name="T18">STAR<text:tab/>STAR<text:tab/>STAR<text:tab/>STAR<text:tab/>STAR<text:tab/>STAR</text:span>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4">CE00</text:span><text:span text:style-name="T8"> </text:span><text:span text:style-name="T25">8</text:span><text:span text:style-name="T26">030 </text:span><text:span text:style-name="T25">8</text:span><text:span text:style-name="T26">130 </text:span><text:span text:style-name="T25">8</text:span><text:span text:style-name="T26">230 </text:span><text:span text:style-name="T25">8</text:span><text:span text:style-name="T26">330 </text:span><text:span text:style-name="T25">8</text:span><text:span text:style-name="T26">430 </text:span><text:span text:style-name="T25">8</text:span><text:span text:style-name="T26">530 </text:span><text:span text:style-name="T25">8</text:span><text:span text:style-name="T26">63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21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4">CE00</text:span><text:span text:style-name="T8"> </text:span><text:span text:style-name="T25">9</text:span><text:span text:style-name="T26">030 </text:span><text:span text:style-name="T25">9</text:span><text:span text:style-name="T26">130 </text:span><text:span text:style-name="T25">9</text:span><text:span text:style-name="T26">230 </text:span><text:span text:style-name="T25">9</text:span><text:span text:style-name="T26">330 </text:span><text:span text:style-name="T25">9</text:span><text:span text:style-name="T26">430 </text:span><text:span text:style-name="T25">9</text:span><text:span text:style-name="T26">530 </text:span><text:span text:style-name="T25">9</text:span><text:span text:style-name="T26">63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31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31">A</text:span><text:span text:style-name="T32">4</text:span><text:span text:style-name="T9">3C </text:span><text:span text:style-name="T31">A5</text:span><text:span text:style-name="T9">3C </text:span><text:span text:style-name="T31">A</text:span><text:span text:style-name="T33">6</text:span><text:span text:style-name="T9">3C </text:span><text:span text:style-name="T31">A7</text:span><text:span text:style-name="T9">3C</text:span><text:span text:style-name="T8"> </text:span><text:span text:style-name="T24">CE0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34">C</text:span><text:span text:style-name="T35">D</text:span><text:span text:style-name="T10">3C </text:span><text:span text:style-name="T34">C</text:span><text:span text:style-name="T35">E</text:span><text:span text:style-name="T10">3C</text:span> <text:span text:style-name="T36">A</text:span><text:span text:style-name="T12">C</text:span><text:span text:style-name="T11">3C </text:span><text:span text:style-name="T36">A</text:span><text:span text:style-name="T12">D</text:span><text:span text:style-name="T11">3C </text:span><text:span text:style-name="T36">A</text:span><text:span text:style-name="T37">E</text:span><text:span text:style-name="T11">3C </text:span><text:span text:style-name="T36">A</text:span><text:span text:style-name="T37">F</text:span><text:span text:style-name="T11">3C</text:span><text:span text:style-name="T8"> </text:span><text:span text:style-name="T13">0</text:span><text:span text:style-name="T38">A</text:span><text:span text:style-name="T13">3C </text:span><text:span text:style-name="T38">0B</text:span><text:span text:style-name="T13">3C </text:span><text:span text:style-name="T38">0C</text:span><text:span text:style-name="T13">3C </text:span><text:span text:style-name="T38">0D</text:span><text:span text:style-name="T13">3C </text:span><text:span text:style-name="T38">0E</text:span><text:span text:style-name="T13">3C </text:span><text:span text:style-name="T38">0F</text:span><text:span text:style-name="T13">3C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31">B</text:span><text:span text:style-name="T32">4</text:span><text:span text:style-name="T9">3C </text:span><text:span text:style-name="T31">B5</text:span><text:span text:style-name="T9">3C </text:span><text:span text:style-name="T31">B6</text:span><text:span text:style-name="T9">3C </text:span><text:span text:style-name="T31">B7</text:span><text:span text:style-name="T9">3C</text:span><text:span text:style-name="T8"> </text:span><text:span text:style-name="T24">CE0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34">D</text:span><text:span text:style-name="T35">D</text:span><text:span text:style-name="T10">3C </text:span><text:span text:style-name="T34">D</text:span><text:span text:style-name="T35">E</text:span><text:span text:style-name="T10">3C</text:span> <text:span text:style-name="T36">B</text:span><text:span text:style-name="T12">C</text:span><text:span text:style-name="T11">3C </text:span><text:span text:style-name="T36">B</text:span><text:span text:style-name="T12">D</text:span><text:span text:style-name="T11">3C </text:span><text:span text:style-name="T36">B</text:span><text:span text:style-name="T37">E</text:span><text:span text:style-name="T11">3C </text:span><text:span text:style-name="T36">B</text:span><text:span text:style-name="T39">F</text:span><text:span text:style-name="T11">3C</text:span><text:span text:style-name="T8"> </text:span><text:span text:style-name="T38">1A</text:span><text:span text:style-name="T13">3C </text:span><text:span text:style-name="T38">1B</text:span><text:span text:style-name="T13">3C </text:span><text:span text:style-name="T38">1C</text:span><text:span text:style-name="T13">3C </text:span><text:span text:style-name="T38">1D</text:span><text:span text:style-name="T13">3C </text:span><text:span text:style-name="T38">1E</text:span><text:span text:style-name="T13">3C </text:span><text:span text:style-name="T38">1F</text:span><text:span text:style-name="T13">3C</text:span> <text:span text:style-name="T23">CE00</text:span></text:p>
          </table:table-cell>
        </table:table-row>
      </table:table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40">60</text:span><text:span text:style-name="T41">30 </text:span><text:span text:style-name="T40">61</text:span><text:span text:style-name="T41">30 </text:span><text:span text:style-name="T40">62</text:span><text:span text:style-name="T41">30 </text:span><text:span text:style-name="T40">63</text:span><text:span text:style-name="T41">30 </text:span><text:span text:style-name="T40">64</text:span><text:span text:style-name="T41">30 </text:span><text:span text:style-name="T40">65</text:span><text:span text:style-name="T41">30 </text:span><text:span text:style-name="T40">6</text:span><text:span text:style-name="T42">6</text:span><text:span text:style-name="T41">30 </text:span><text:span text:style-name="T40">6</text:span><text:span text:style-name="T42">7</text:span><text:span text:style-name="T41">3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22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42">70</text:span><text:span text:style-name="T41">30 </text:span><text:span text:style-name="T40">71</text:span><text:span text:style-name="T41">30 </text:span><text:span text:style-name="T40">72</text:span><text:span text:style-name="T41">30 </text:span><text:span text:style-name="T40">73</text:span><text:span text:style-name="T41">30 </text:span><text:span text:style-name="T40">74</text:span><text:span text:style-name="T41">30 </text:span><text:span text:style-name="T40">75</text:span><text:span text:style-name="T41">30 </text:span><text:span text:style-name="T40">7</text:span><text:span text:style-name="T42">6</text:span><text:span text:style-name="T41">30 </text:span><text:span text:style-name="T43">7</text:span><text:span text:style-name="T42">7</text:span><text:span text:style-name="T41">3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32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44">CE00</text:span><text:span text:style-name="T45"> </text:span><text:span text:style-name="T46">60</text:span><text:span text:style-name="T47">3C </text:span><text:span text:style-name="T46">61</text:span><text:span text:style-name="T47">3C </text:span><text:span text:style-name="T46">62</text:span><text:span text:style-name="T47">3C </text:span><text:span text:style-name="T46">63</text:span><text:span text:style-name="T47">3C </text:span><text:span text:style-name="T46">64</text:span><text:span text:style-name="T47">3C </text:span><text:span text:style-name="T46">6</text:span><text:span text:style-name="T48">5</text:span><text:span text:style-name="T47">3C </text:span><text:span text:style-name="T46">6</text:span><text:span text:style-name="T48">6</text:span><text:span text:style-name="T47">3C </text:span><text:span text:style-name="T46">6</text:span><text:span text:style-name="T49">7</text:span><text:span text:style-name="T47">3C</text:span><text:span text:style-name="T45"> </text:span><text:span text:style-name="T44">CE00</text:span> <text:span text:style-name="T23">CE00</text:span> <text:span text:style-name="T50">2D</text:span><text:span text:style-name="T10">3C </text:span><text:span text:style-name="T50">2E</text:span><text:span text:style-name="T10">3C </text:span><text:span text:style-name="T50">2F</text:span><text:span text:style-name="T10">3C</text:span> <text:span text:style-name="T23">CE00</text:span> <text:span text:style-name="T51">4A</text:span><text:span text:style-name="T11">3C </text:span><text:span text:style-name="T51">4B</text:span><text:span text:style-name="T11">3C</text:span> <text:span text:style-name="T23">CE00</text:span><text:span text:style-name="T8"> </text:span><text:span text:style-name="T52">C</text:span><text:span text:style-name="T53">0</text:span><text:span text:style-name="T13">3C </text:span><text:span text:style-name="T52">C</text:span><text:span text:style-name="T53">1</text:span><text:span text:style-name="T13">3C </text:span><text:span text:style-name="T52">C</text:span><text:span text:style-name="T53">2</text:span><text:span text:style-name="T13">3C </text:span><text:span text:style-name="T52">C</text:span><text:span text:style-name="T53">3</text:span><text:span text:style-name="T13">3C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44">CE00</text:span><text:span text:style-name="T45"> </text:span><text:span text:style-name="T46">70</text:span><text:span text:style-name="T47">3C </text:span><text:span text:style-name="T46">71</text:span><text:span text:style-name="T47">3C </text:span><text:span text:style-name="T46">72</text:span><text:span text:style-name="T47">3C </text:span><text:span text:style-name="T46">73</text:span><text:span text:style-name="T47">3C </text:span><text:span text:style-name="T46">74</text:span><text:span text:style-name="T47">3C </text:span><text:span text:style-name="T46">7</text:span><text:span text:style-name="T48">5</text:span><text:span text:style-name="T47">3C </text:span><text:span text:style-name="T46">7</text:span><text:span text:style-name="T48">6</text:span><text:span text:style-name="T47">3C </text:span><text:span text:style-name="T46">7</text:span><text:span text:style-name="T49">7</text:span><text:span text:style-name="T47">3C</text:span><text:span text:style-name="T45"> </text:span><text:span text:style-name="T44">CE00</text:span> <text:span text:style-name="T23">CE00</text:span> <text:span text:style-name="T50">3D</text:span><text:span text:style-name="T10">3C </text:span><text:span text:style-name="T50">3</text:span><text:span text:style-name="T54">E</text:span><text:span text:style-name="T10">3C </text:span><text:span text:style-name="T50">3F</text:span><text:span text:style-name="T10">3C</text:span> <text:span text:style-name="T23">CE00</text:span> <text:span text:style-name="T51">5A</text:span><text:span text:style-name="T11">3C </text:span><text:span text:style-name="T51">5B</text:span><text:span text:style-name="T11">3C</text:span> <text:span text:style-name="T23">CE00</text:span><text:span text:style-name="T8"> </text:span><text:span text:style-name="T52">D</text:span><text:span text:style-name="T53">0</text:span><text:span text:style-name="T13">3C </text:span><text:span text:style-name="T52">D</text:span><text:span text:style-name="T53">1</text:span><text:span text:style-name="T13">3C </text:span><text:span text:style-name="T52">D</text:span><text:span text:style-name="T53">2</text:span><text:span text:style-name="T13">3C </text:span><text:span text:style-name="T52">D</text:span><text:span text:style-name="T53">3</text:span><text:span text:style-name="T13">3C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5">0</text:span><text:span text:style-name="T56">0</text:span><text:span text:style-name="T55">30 0</text:span><text:span text:style-name="T56">1</text:span><text:span text:style-name="T55">30 0</text:span><text:span text:style-name="T56">2</text:span><text:span text:style-name="T55">30 0</text:span><text:span text:style-name="T56">3</text:span><text:span text:style-name="T55">30 </text:span><text:span text:style-name="T56">04</text:span><text:span text:style-name="T55">30 </text:span><text:span text:style-name="T56">05</text:span><text:span text:style-name="T55">30 </text:span><text:span text:style-name="T56">06</text:span><text:span text:style-name="T55">30 </text:span><text:span text:style-name="T56">07</text:span><text:span text:style-name="T55">30 </text:span><text:span text:style-name="T56">08</text:span><text:span text:style-name="T55">30 </text:span><text:span text:style-name="T56">09</text:span><text:span text:style-name="T55">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23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6">10</text:span><text:span text:style-name="T55">30 </text:span><text:span text:style-name="T56">11</text:span><text:span text:style-name="T55">30 </text:span><text:span text:style-name="T56">12</text:span><text:span text:style-name="T55">30 </text:span><text:span text:style-name="T56">13</text:span><text:span text:style-name="T55">30 </text:span><text:span text:style-name="T56">14</text:span><text:span text:style-name="T55">30 </text:span><text:span text:style-name="T56">15</text:span><text:span text:style-name="T55">30 </text:span><text:span text:style-name="T56">16</text:span><text:span text:style-name="T55">30 </text:span><text:span text:style-name="T56">17</text:span><text:span text:style-name="T55">30 </text:span><text:span text:style-name="T56">18</text:span><text:span text:style-name="T55">30 </text:span><text:span text:style-name="T56">19</text:span><text:span text:style-name="T55">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33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24">CE00</text:span><text:span text:style-name="T8"> </text:span><text:span text:style-name="T57">4C</text:span><text:span text:style-name="T9">3C </text:span><text:span text:style-name="T57">4D</text:span><text:span text:style-name="T9">3C</text:span><text:span text:style-name="T8"> </text:span><text:span text:style-name="T58">68</text:span><text:span text:style-name="T10">3C </text:span><text:span text:style-name="T58">69</text:span><text:span text:style-name="T10">3C </text:span><text:span text:style-name="T58">6A</text:span><text:span text:style-name="T10">3C</text:span> <text:span text:style-name="T24">CE00</text:span><text:span text:style-name="T8"> </text:span><text:span text:style-name="T59">4E</text:span><text:span text:style-name="T11">3C </text:span><text:span text:style-name="T59">4F</text:span><text:span text:style-name="T11">3C</text:span> <text:span text:style-name="T60">6B</text:span><text:span text:style-name="T13">3C </text:span><text:span text:style-name="T60">6</text:span><text:span text:style-name="T61">C</text:span><text:span text:style-name="T13">3C </text:span><text:span text:style-name="T60">6</text:span><text:span text:style-name="T61">D</text:span><text:span text:style-name="T13">3C</text:span><text:span text:style-name="T8"> </text:span><text:span text:style-name="T24">CE00</text:span><text:span text:style-name="T8"> </text:span><text:span text:style-name="T62">6</text:span><text:span text:style-name="T16">E3C </text:span><text:span text:style-name="T62">6</text:span><text:span text:style-name="T16">F3C</text:span> <text:span text:style-name="T24">CE00</text:span><text:span text:style-name="T8"> </text:span><text:span text:style-name="T63">87</text:span><text:span text:style-name="T17">3C </text:span><text:span text:style-name="T63">88</text:span><text:span text:style-name="T17">3C</text:span> <text:span text:style-name="T64">CE00</text:span><text:span text:style-name="T8"> </text:span><text:span text:style-name="T65">893C</text:span><text:span text:style-name="T18"> </text:span><text:span text:style-name="T65">8A3C</text:span><text:span text:style-name="T18"> </text:span><text:span text:style-name="T65">8B3C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24">CE00</text:span><text:span text:style-name="T8"> </text:span><text:span text:style-name="T57">5C</text:span><text:span text:style-name="T9">3C </text:span><text:span text:style-name="T57">5D</text:span><text:span text:style-name="T9">3C</text:span><text:span text:style-name="T8"> </text:span><text:span text:style-name="T58">78</text:span><text:span text:style-name="T10">3C </text:span><text:span text:style-name="T58">79</text:span><text:span text:style-name="T10">3C </text:span><text:span text:style-name="T58">7A</text:span><text:span text:style-name="T10">3C</text:span> <text:span text:style-name="T24">CE00</text:span><text:span text:style-name="T8"> </text:span><text:span text:style-name="T59">5E</text:span><text:span text:style-name="T11">3C </text:span><text:span text:style-name="T59">5F</text:span><text:span text:style-name="T11">3C</text:span> <text:span text:style-name="T60">7</text:span><text:span text:style-name="T13">B3C </text:span><text:span text:style-name="T60">7</text:span><text:span text:style-name="T61">C</text:span><text:span text:style-name="T13">3C </text:span><text:span text:style-name="T60">7</text:span><text:span text:style-name="T61">D</text:span><text:span text:style-name="T13">3C</text:span><text:span text:style-name="T8"> </text:span><text:span text:style-name="T24">CE00</text:span><text:span text:style-name="T8"> </text:span><text:span text:style-name="T62">7</text:span><text:span text:style-name="T16">E3C </text:span><text:span text:style-name="T62">7</text:span><text:span text:style-name="T16">F3C</text:span> <text:span text:style-name="T24">CE00</text:span><text:span text:style-name="T8"> </text:span><text:span text:style-name="T63">97</text:span><text:span text:style-name="T17">3C </text:span><text:span text:style-name="T63">98</text:span><text:span text:style-name="T17">3C</text:span> <text:span text:style-name="T64">CE00</text:span><text:span text:style-name="T8"> </text:span><text:span text:style-name="T65">993C</text:span><text:span text:style-name="T18"> </text:span><text:span text:style-name="T65">9A3C</text:span><text:span text:style-name="T18"> </text:span><text:span text:style-name="T65">9B3C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4">CE00</text:span><text:span text:style-name="T8"> </text:span><text:span text:style-name="T66">2</text:span><text:span text:style-name="T67">0</text:span><text:span text:style-name="T66">30 2</text:span><text:span text:style-name="T67">1</text:span><text:span text:style-name="T66">30 2</text:span><text:span text:style-name="T67">2</text:span><text:span text:style-name="T66">30 2</text:span><text:span text:style-name="T67">3</text:span><text:span text:style-name="T66">30 2430 2530 2630 2730 2830 29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24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4">CE00</text:span><text:span text:style-name="T8"> </text:span><text:span text:style-name="T66">3</text:span><text:span text:style-name="T67">0</text:span><text:span text:style-name="T66">30 3</text:span><text:span text:style-name="T67">1</text:span><text:span text:style-name="T66">30 3</text:span><text:span text:style-name="T67">2</text:span><text:span text:style-name="T66">30 3</text:span><text:span text:style-name="T67">3</text:span><text:span text:style-name="T66">30 3430 3530 3630 3730 3830 39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34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68">8C</text:span><text:span text:style-name="T9">3C </text:span><text:span text:style-name="T68">8D</text:span><text:span text:style-name="T9">3C </text:span><text:span text:style-name="T68">8E</text:span><text:span text:style-name="T9">3C </text:span><text:span text:style-name="T68">8F</text:span><text:span text:style-name="T9">3C</text:span> <text:span text:style-name="T23">CE00</text:span> <text:span text:style-name="T35">E</text:span><text:span text:style-name="T69">5</text:span><text:span text:style-name="T10">3C </text:span><text:span text:style-name="T35">E</text:span><text:span text:style-name="T69">6</text:span><text:span text:style-name="T10">3C </text:span><text:span text:style-name="T35">E</text:span><text:span text:style-name="T69">7</text:span><text:span text:style-name="T10">3C </text:span><text:span text:style-name="T35">E</text:span><text:span text:style-name="T69">8</text:span><text:span text:style-name="T10">3C </text:span><text:span text:style-name="T35">E</text:span><text:span text:style-name="T70">9</text:span><text:span text:style-name="T10">3C</text:span> <text:span text:style-name="T12">E0</text:span><text:span text:style-name="T11">3C </text:span><text:span text:style-name="T12">E1</text:span><text:span text:style-name="T11">3C </text:span><text:span text:style-name="T12">E2</text:span><text:span text:style-name="T11">3C </text:span><text:span text:style-name="T12">E3</text:span><text:span text:style-name="T11">3C </text:span><text:span text:style-name="T12">E4</text:span><text:span text:style-name="T11">3C</text:span> <text:span text:style-name="T71">C4</text:span><text:span text:style-name="T13">3C </text:span><text:span text:style-name="T71">C5</text:span><text:span text:style-name="T13">3C </text:span><text:span text:style-name="T71">C6</text:span><text:span text:style-name="T13">3C </text:span><text:span text:style-name="T71">C7</text:span><text:span text:style-name="T13">3C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68">9C</text:span><text:span text:style-name="T9">3C </text:span><text:span text:style-name="T68">9D</text:span><text:span text:style-name="T9">3C </text:span><text:span text:style-name="T68">9E</text:span><text:span text:style-name="T9">3C </text:span><text:span text:style-name="T68">9F</text:span><text:span text:style-name="T9">3C</text:span> <text:span text:style-name="T23">CE00</text:span> <text:span text:style-name="T35">F</text:span><text:span text:style-name="T69">5</text:span><text:span text:style-name="T10">3C </text:span><text:span text:style-name="T35">F</text:span><text:span text:style-name="T69">6</text:span><text:span text:style-name="T10">3C </text:span><text:span text:style-name="T35">F</text:span><text:span text:style-name="T69">7</text:span><text:span text:style-name="T10">3C </text:span><text:span text:style-name="T35">F</text:span><text:span text:style-name="T69">8</text:span><text:span text:style-name="T10">3C </text:span><text:span text:style-name="T35">F</text:span><text:span text:style-name="T70">9</text:span><text:span text:style-name="T10">3C</text:span> <text:span text:style-name="T12">F0</text:span><text:span text:style-name="T11">3C </text:span><text:span text:style-name="T12">F1</text:span><text:span text:style-name="T11">3C </text:span><text:span text:style-name="T12">F2</text:span><text:span text:style-name="T11">3C </text:span><text:span text:style-name="T12">F3</text:span><text:span text:style-name="T11">3C </text:span><text:span text:style-name="T12">F4</text:span><text:span text:style-name="T11">3C</text:span> <text:span text:style-name="T71">D4</text:span><text:span text:style-name="T13">3C </text:span><text:span text:style-name="T71">D5</text:span><text:span text:style-name="T13">3C </text:span><text:span text:style-name="T71">D6</text:span><text:span text:style-name="T13">3C </text:span><text:span text:style-name="T71">D7</text:span><text:span text:style-name="T13">3C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72">4030 4130 4230 4330 4430 4530 4630 4730 4</text:span><text:span text:style-name="T73">8</text:span><text:span text:style-name="T72">30 4</text:span><text:span text:style-name="T73">9</text:span><text:span text:style-name="T72">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25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72">5030 5130 5230 5330 5430 5530 5630 5730 5</text:span><text:span text:style-name="T73">8</text:span><text:span text:style-name="T72">30 5</text:span><text:span text:style-name="T73">9</text:span><text:span text:style-name="T72">3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5">35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<text:span text:style-name="T8"> </text:span><text:span text:style-name="T74">C8</text:span><text:span text:style-name="T75">30 </text:span><text:span text:style-name="T74">C9</text:span><text:span text:style-name="T75">30 </text:span><text:span text:style-name="T74">CA</text:span><text:span text:style-name="T75">30 </text:span><text:span text:style-name="T74">CB</text:span><text:span text:style-name="T75">30 </text:span><text:span text:style-name="T74">CC</text:span><text:span text:style-name="T75">30</text:span><text:span text:style-name="T8"> </text:span><text:span text:style-name="T24">CE0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2639 0F39 2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<text:span text:style-name="T8"> </text:span><text:span text:style-name="T74">D8</text:span><text:span text:style-name="T75">30 </text:span><text:span text:style-name="T74">D9</text:span><text:span text:style-name="T75">30 </text:span><text:span text:style-name="T74">DA</text:span><text:span text:style-name="T75">30 </text:span><text:span text:style-name="T74">DB</text:span><text:span text:style-name="T75">30 </text:span><text:span text:style-name="T76">D</text:span><text:span text:style-name="T74">C</text:span><text:span text:style-name="T75">30</text:span><text:span text:style-name="T8"> </text:span><text:span text:style-name="T24">CE00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5">3639 1F39 3639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A</text:span><text:span text:style-name="T28">8</text:span><text:span text:style-name="T29">3C </text:span><text:span text:style-name="T27">A</text:span><text:span text:style-name="T30">9</text:span><text:span text:style-name="T29">3C </text:span><text:span text:style-name="T27">AA</text:span><text:span text:style-name="T29">3C </text:span><text:span text:style-name="T27">A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18">EB3C EC3C</text:span> <text:span text:style-name="T23">CE00</text:span> <text:span text:style-name="T18">EB3C EC3C</text:span> <text:span text:style-name="T23">CE00</text:span> <text:span text:style-name="T18">EB3C EC3C</text:span> <text:span text:style-name="T23">CE00</text:span> <text:span text:style-name="T18">EB3C EC3C</text:span> <text:span text:style-name="T23">CE00</text:span> <text:span text:style-name="T18">EB3C EC3C</text:span> <text:span text:style-name="T23">CE00</text:span> <text:span text:style-name="T18">EB3C EC3C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27">B</text:span><text:span text:style-name="T28">8</text:span><text:span text:style-name="T29">3C </text:span><text:span text:style-name="T27">B</text:span><text:span text:style-name="T30">9</text:span><text:span text:style-name="T29">3C </text:span><text:span text:style-name="T27">BA</text:span><text:span text:style-name="T29">3C </text:span><text:span text:style-name="T27">BB</text:span><text:span text:style-name="T29">3C</text:span><text:span text:style-name="T8"> </text:span><text:span text:style-name="T24">CE00</text:span> <text:span text:style-name="T23">CE00</text:span> <text:span text:style-name="T23">CE00</text:span> <text:span text:style-name="T23">CE00</text:span> <text:span text:style-name="T23">CE00</text:span> <text:span text:style-name="T23">CE00</text:span> <text:span text:style-name="T18">FB3C FC3C</text:span> <text:span text:style-name="T23">CE00</text:span> <text:span text:style-name="T18">FB3C FC3C</text:span> <text:span text:style-name="T23">CE00</text:span> <text:span text:style-name="T18">FB3C FC3C</text:span> <text:span text:style-name="T23">CE00</text:span> <text:span text:style-name="T18">FB3C FC3C</text:span> <text:span text:style-name="T23">CE00</text:span> <text:span text:style-name="T18">FB3C FC3C</text:span> <text:span text:style-name="T23">CE00</text:span> <text:span text:style-name="T18">FB3C FC3C</text:span> <text:span text:style-name="T23">CE00</text:span> <text:span text:style-name="T23">CE00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2cm" fo:page-height="2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47:01.196000000</meta:creation-date>
    <dc:date>2025-05-07T00:43:09.580000000</dc:date>
    <meta:editing-duration>PT23M32S</meta:editing-duration>
    <meta:editing-cycles>8</meta:editing-cycles>
    <meta:generator>LibreOffice/24.8.6.2$Windows_X86_64 LibreOffice_project/6d98ba145e9a8a39fc57bcc76981d1fb1316c60c</meta:generator>
    <meta:document-statistic meta:table-count="2" meta:image-count="0" meta:object-count="0" meta:page-count="1" meta:paragraph-count="14" meta:word-count="1077" meta:character-count="5368" meta:non-whitespace-character-count="4295"/>
  </office:meta>
</office:document-meta>
</file>